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PPORT DÉTAILLÉ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5">
            <text:p>Statistiques de la régression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2">
            <text:p>Coefficient de détermination multiple</text:p>
          </table:table-cell>
          <table:table-cell office:value-type="float" office:value="0.87525637284238622" table:style-name="ce2">
            <text:p>0,8752563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efficient de détermination R^2</text:p>
          </table:table-cell>
          <table:table-cell office:value-type="float" office:value="0.76607371820121029" table:style-name="ce2">
            <text:p>0,7660737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efficient de détermination R^2</text:p>
          </table:table-cell>
          <table:table-cell office:value-type="float" office:value="0.75307781365683313" table:style-name="ce2">
            <text:p>0,7530778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rreur-type</text:p>
          </table:table-cell>
          <table:table-cell office:value-type="float" office:value="537.19301376823205" table:style-name="ce2">
            <text:p>537,193013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Observations</text:p>
          </table:table-cell>
          <table:table-cell office:value-type="float" office:value="20" table:style-name="ce3">
            <text:p>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ANALYSE DE VARIANCE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4">
            <text:p>Degré de liberté</text:p>
          </table:table-cell>
          <table:table-cell office:value-type="string" table:style-name="ce4">
            <text:p>Somme des carrés</text:p>
          </table:table-cell>
          <table:table-cell office:value-type="string" table:style-name="ce4">
            <text:p>Moyenne des carrés</text:p>
          </table:table-cell>
          <table:table-cell office:value-type="string" table:style-name="ce4">
            <text:p>F</text:p>
          </table:table-cell>
          <table:table-cell office:value-type="string" table:style-name="ce4">
            <text:p>Valeur critique d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égression</text:p>
          </table:table-cell>
          <table:table-cell office:value-type="float" office:value="1" table:style-name="ce2">
            <text:p>1</text:p>
          </table:table-cell>
          <table:table-cell office:value-type="float" office:value="17010800.937254872" table:style-name="ce2">
            <text:p>17010800,94</text:p>
          </table:table-cell>
          <table:table-cell office:value-type="float" office:value="17010800.937254872" table:style-name="ce2">
            <text:p>17010800,94</text:p>
          </table:table-cell>
          <table:table-cell office:value-type="float" office:value="58.947318025097282" table:style-name="ce2">
            <text:p>58,94731803</text:p>
          </table:table-cell>
          <table:table-cell office:value-type="float" office:value="4.3795836210814003E-7" table:style-name="ce2">
            <text:p>4,37958E-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ésidus</text:p>
          </table:table-cell>
          <table:table-cell office:value-type="float" office:value="18" table:style-name="ce2">
            <text:p>18</text:p>
          </table:table-cell>
          <table:table-cell office:value-type="float" office:value="5194374.0127451271" table:style-name="ce2">
            <text:p>5194374,013</text:p>
          </table:table-cell>
          <table:table-cell office:value-type="float" office:value="288576.33404139592" table:style-name="ce2">
            <text:p>288576,334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19" table:style-name="ce3">
            <text:p>19</text:p>
          </table:table-cell>
          <table:table-cell office:value-type="float" office:value="22205174.949999999" table:style-name="ce3">
            <text:p>22205174,95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4"/>
          <table:table-cell office:value-type="string" table:style-name="ce4">
            <text:p>Coefficients</text:p>
          </table:table-cell>
          <table:table-cell office:value-type="string" table:style-name="ce4">
            <text:p>Erreur-type</text:p>
          </table:table-cell>
          <table:table-cell office:value-type="string" table:style-name="ce4">
            <text:p>Statistique t</text:p>
          </table:table-cell>
          <table:table-cell office:value-type="string" table:style-name="ce4">
            <text:p>Probabilité</text:p>
          </table:table-cell>
          <table:table-cell office:value-type="string" table:style-name="ce4">
            <text:p>Limite inférieure pour seuil de confiance = 95%</text:p>
          </table:table-cell>
          <table:table-cell office:value-type="string" table:style-name="ce4">
            <text:p>Limite supérieure pour seuil de confiance = 95%</text:p>
          </table:table-cell>
          <table:table-cell office:value-type="string" table:style-name="ce4">
            <text:p>Limite inférieure pour seuil de confiance = <text:s/>95,0%</text:p>
          </table:table-cell>
          <table:table-cell office:value-type="string" table:style-name="ce4">
            <text:p>Limite supérieure pour seuil de confiance = <text:s/>95,0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nstante</text:p>
          </table:table-cell>
          <table:table-cell office:value-type="float" office:value="-372.64508201187618" table:style-name="ce2">
            <text:p>-372,645082</text:p>
          </table:table-cell>
          <table:table-cell office:value-type="float" office:value="436.97163013102187" table:style-name="ce2">
            <text:p>436,9716301</text:p>
          </table:table-cell>
          <table:table-cell office:value-type="float" office:value="-0.8527901042457654" table:style-name="ce2">
            <text:p>-0,852790104</text:p>
          </table:table-cell>
          <table:table-cell office:value-type="float" office:value="0.40498076790420712" table:style-name="ce2">
            <text:p>0,404980768</text:p>
          </table:table-cell>
          <table:table-cell office:value-type="float" office:value="-1290.6884107141948" table:style-name="ce2">
            <text:p>-1290,688411</text:p>
          </table:table-cell>
          <table:table-cell office:value-type="float" office:value="545.39824669044242" table:style-name="ce2">
            <text:p>545,3982467</text:p>
          </table:table-cell>
          <table:table-cell office:value-type="float" office:value="-1290.6884107141948" table:style-name="ce2">
            <text:p>-1290,688411</text:p>
          </table:table-cell>
          <table:table-cell office:value-type="float" office:value="545.39824669044242" table:style-name="ce2">
            <text:p>545,39824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Variable X 1</text:p>
          </table:table-cell>
          <table:table-cell office:value-type="float" office:value="6.9571769265865988E-2" table:style-name="ce3">
            <text:p>0,069571769</text:p>
          </table:table-cell>
          <table:table-cell office:value-type="float" office:value="9.0615193617308576E-3" table:style-name="ce3">
            <text:p>0,009061519</text:p>
          </table:table-cell>
          <table:table-cell office:value-type="float" office:value="7.6777156775369901" table:style-name="ce3">
            <text:p>7,677715678</text:p>
          </table:table-cell>
          <table:table-cell office:value-type="float" office:value="4.3795836210814088E-7" table:style-name="ce3">
            <text:p>4,37958E-07</text:p>
          </table:table-cell>
          <table:table-cell office:value-type="float" office:value="5.0534223520734729E-2" table:style-name="ce3">
            <text:p>0,050534224</text:p>
          </table:table-cell>
          <table:table-cell office:value-type="float" office:value="8.8609315010997253E-2" table:style-name="ce3">
            <text:p>0,088609315</text:p>
          </table:table-cell>
          <table:table-cell office:value-type="float" office:value="5.0534223520734729E-2" table:style-name="ce3">
            <text:p>0,050534224</text:p>
          </table:table-cell>
          <table:table-cell office:value-type="float" office:value="8.8609315010997253E-2" table:style-name="ce3">
            <text:p>0,088609315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PPORT DÉTAILLÉ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5">
            <text:p>Statistiques de la régression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2">
            <text:p>Coefficient de détermination multiple</text:p>
          </table:table-cell>
          <table:table-cell office:value-type="float" office:value="0.87525637284238622" table:style-name="ce2">
            <text:p>0,8752563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efficient de détermination R^2</text:p>
          </table:table-cell>
          <table:table-cell office:value-type="float" office:value="0.76607371820121029" table:style-name="ce2">
            <text:p>0,7660737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efficient de détermination R^2</text:p>
          </table:table-cell>
          <table:table-cell office:value-type="float" office:value="0.75307781365683313" table:style-name="ce2">
            <text:p>0,7530778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Erreur-type</text:p>
          </table:table-cell>
          <table:table-cell office:value-type="float" office:value="537.19301376823205" table:style-name="ce2">
            <text:p>537,193013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Observations</text:p>
          </table:table-cell>
          <table:table-cell office:value-type="float" office:value="20" table:style-name="ce3">
            <text:p>20</text:p>
          </table:table-cell>
          <table:table-cell table:number-columns-repeated="16382" table:style-name="ce1"/>
        </table:table-row>
        <table:table-row table:style-name="ro1">
          <table:table-cell table:number-columns-repeated="10" table:style-name="ce1"/>
          <table:table-cell table:style-name="ce1">
            <draw:frame draw:z-index="1" draw:id="id0" draw:style-name="a0" draw:name="Graphique 1" svg:x="0.29167in" svg:y="0.06944in" svg:width="5.79167in" svg:height="4.3888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1">
            <text:p>ANALYSE DE VARIANCE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4">
            <text:p>Degré de liberté</text:p>
          </table:table-cell>
          <table:table-cell office:value-type="string" table:style-name="ce4">
            <text:p>Somme des carrés</text:p>
          </table:table-cell>
          <table:table-cell office:value-type="string" table:style-name="ce4">
            <text:p>Moyenne des carrés</text:p>
          </table:table-cell>
          <table:table-cell office:value-type="string" table:style-name="ce4">
            <text:p>F</text:p>
          </table:table-cell>
          <table:table-cell office:value-type="string" table:style-name="ce4">
            <text:p>Valeur critique de 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égression</text:p>
          </table:table-cell>
          <table:table-cell office:value-type="float" office:value="1" table:style-name="ce2">
            <text:p>1</text:p>
          </table:table-cell>
          <table:table-cell office:value-type="float" office:value="17010800.937254872" table:style-name="ce2">
            <text:p>17010800,94</text:p>
          </table:table-cell>
          <table:table-cell office:value-type="float" office:value="17010800.937254872" table:style-name="ce2">
            <text:p>17010800,94</text:p>
          </table:table-cell>
          <table:table-cell office:value-type="float" office:value="58.947318025097282" table:style-name="ce2">
            <text:p>58,94731803</text:p>
          </table:table-cell>
          <table:table-cell office:value-type="float" office:value="4.3795836210814003E-7" table:style-name="ce2">
            <text:p>4,37958E-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ésidus</text:p>
          </table:table-cell>
          <table:table-cell office:value-type="float" office:value="18" table:style-name="ce2">
            <text:p>18</text:p>
          </table:table-cell>
          <table:table-cell office:value-type="float" office:value="5194374.0127451271" table:style-name="ce2">
            <text:p>5194374,013</text:p>
          </table:table-cell>
          <table:table-cell office:value-type="float" office:value="288576.33404139592" table:style-name="ce2">
            <text:p>288576,334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19" table:style-name="ce3">
            <text:p>19</text:p>
          </table:table-cell>
          <table:table-cell office:value-type="float" office:value="22205174.949999999" table:style-name="ce3">
            <text:p>22205174,95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4"/>
          <table:table-cell office:value-type="string" table:style-name="ce4">
            <text:p>Coefficients</text:p>
          </table:table-cell>
          <table:table-cell office:value-type="string" table:style-name="ce4">
            <text:p>Erreur-type</text:p>
          </table:table-cell>
          <table:table-cell office:value-type="string" table:style-name="ce4">
            <text:p>Statistique t</text:p>
          </table:table-cell>
          <table:table-cell office:value-type="string" table:style-name="ce4">
            <text:p>Probabilité</text:p>
          </table:table-cell>
          <table:table-cell office:value-type="string" table:style-name="ce4">
            <text:p>Limite inférieure pour seuil de confiance = 95%</text:p>
          </table:table-cell>
          <table:table-cell office:value-type="string" table:style-name="ce4">
            <text:p>Limite supérieure pour seuil de confiance = 95%</text:p>
          </table:table-cell>
          <table:table-cell office:value-type="string" table:style-name="ce4">
            <text:p>Limite inférieure pour seuil de confiance = <text:s/>95,0%</text:p>
          </table:table-cell>
          <table:table-cell office:value-type="string" table:style-name="ce4">
            <text:p>Limite supérieure pour seuil de confiance = <text:s/>95,0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nstante</text:p>
          </table:table-cell>
          <table:table-cell office:value-type="float" office:value="-372.64508201187618" table:style-name="ce2">
            <text:p>-372,645082</text:p>
          </table:table-cell>
          <table:table-cell office:value-type="float" office:value="436.97163013102187" table:style-name="ce2">
            <text:p>436,9716301</text:p>
          </table:table-cell>
          <table:table-cell office:value-type="float" office:value="-0.8527901042457654" table:style-name="ce2">
            <text:p>-0,852790104</text:p>
          </table:table-cell>
          <table:table-cell office:value-type="float" office:value="0.40498076790420712" table:style-name="ce2">
            <text:p>0,404980768</text:p>
          </table:table-cell>
          <table:table-cell office:value-type="float" office:value="-1290.6884107141948" table:style-name="ce2">
            <text:p>-1290,688411</text:p>
          </table:table-cell>
          <table:table-cell office:value-type="float" office:value="545.39824669044242" table:style-name="ce2">
            <text:p>545,3982467</text:p>
          </table:table-cell>
          <table:table-cell office:value-type="float" office:value="-1290.6884107141948" table:style-name="ce2">
            <text:p>-1290,688411</text:p>
          </table:table-cell>
          <table:table-cell office:value-type="float" office:value="545.39824669044242" table:style-name="ce2">
            <text:p>545,39824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Variable X 1</text:p>
          </table:table-cell>
          <table:table-cell office:value-type="float" office:value="6.9571769265865988E-2" table:style-name="ce3">
            <text:p>0,069571769</text:p>
          </table:table-cell>
          <table:table-cell office:value-type="float" office:value="9.0615193617308576E-3" table:style-name="ce3">
            <text:p>0,009061519</text:p>
          </table:table-cell>
          <table:table-cell office:value-type="float" office:value="7.6777156775369901" table:style-name="ce3">
            <text:p>7,677715678</text:p>
          </table:table-cell>
          <table:table-cell office:value-type="float" office:value="4.3795836210814088E-7" table:style-name="ce3">
            <text:p>4,37958E-07</text:p>
          </table:table-cell>
          <table:table-cell office:value-type="float" office:value="5.0534223520734729E-2" table:style-name="ce3">
            <text:p>0,050534224</text:p>
          </table:table-cell>
          <table:table-cell office:value-type="float" office:value="8.8609315010997253E-2" table:style-name="ce3">
            <text:p>0,088609315</text:p>
          </table:table-cell>
          <table:table-cell office:value-type="float" office:value="5.0534223520734729E-2" table:style-name="ce3">
            <text:p>0,050534224</text:p>
          </table:table-cell>
          <table:table-cell office:value-type="float" office:value="8.8609315010997253E-2" table:style-name="ce3">
            <text:p>0,088609315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NALYSE DES RÉSIDUS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4">
            <text:p>Observation</text:p>
          </table:table-cell>
          <table:table-cell office:value-type="string" table:style-name="ce4">
            <text:p>Prévisions pour Y</text:p>
          </table:table-cell>
          <table:table-cell office:value-type="string" table:style-name="ce4">
            <text:p>Résidus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493.7118117418026" table:style-name="ce2">
            <text:p>2493,711812</text:p>
          </table:table-cell>
          <table:table-cell office:value-type="float" office:value="-93.711811741802649" table:style-name="ce2">
            <text:p>-93,71181174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112.9005582080099" table:style-name="ce2">
            <text:p>3112,900558</text:p>
          </table:table-cell>
          <table:table-cell office:value-type="float" office:value="-462.9005582080099" table:style-name="ce2">
            <text:p>-462,9005582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245.086919813155" table:style-name="ce2">
            <text:p>3245,08692</text:p>
          </table:table-cell>
          <table:table-cell office:value-type="float" office:value="-895.08691981315496" table:style-name="ce2">
            <text:p>-895,0869198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219.0916895352793" table:style-name="ce2">
            <text:p>4219,09169</text:p>
          </table:table-cell>
          <table:table-cell office:value-type="float" office:value="730.90831046472067" table:style-name="ce2">
            <text:p>730,908310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723.2986503191601" table:style-name="ce2">
            <text:p>2723,29865</text:p>
          </table:table-cell>
          <table:table-cell office:value-type="float" office:value="376.70134968083994" table:style-name="ce2">
            <text:p>376,70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250.2106193112713" table:style-name="ce2">
            <text:p>2250,210619</text:p>
          </table:table-cell>
          <table:table-cell office:value-type="float" office:value="249.78938068872867" table:style-name="ce2">
            <text:p>249,7893807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740.8799590292738" table:style-name="ce2">
            <text:p>4740,879959</text:p>
          </table:table-cell>
          <table:table-cell office:value-type="float" office:value="365.12004097072622" table:style-name="ce2">
            <text:p>365,120041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236.2962654580983" table:style-name="ce2">
            <text:p>2236,296265</text:p>
          </table:table-cell>
          <table:table-cell office:value-type="float" office:value="863.70373454190167" table:style-name="ce2">
            <text:p>863,7037345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572.0742353627252" table:style-name="ce2">
            <text:p>3572,074235</text:p>
          </table:table-cell>
          <table:table-cell office:value-type="float" office:value="-672.07423536272518" table:style-name="ce2">
            <text:p>-672,0742354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104.1099038529528" table:style-name="ce2">
            <text:p>2104,109904</text:p>
          </table:table-cell>
          <table:table-cell office:value-type="float" office:value="-354.10990385295281" table:style-name="ce2">
            <text:p>-354,1099039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236.2962654580983" table:style-name="ce2">
            <text:p>2236,296265</text:p>
          </table:table-cell>
          <table:table-cell office:value-type="float" office:value="-786.29626545809833" table:style-name="ce2">
            <text:p>-786,296265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194.5532038985789" table:style-name="ce2">
            <text:p>2194,553204</text:p>
          </table:table-cell>
          <table:table-cell office:value-type="float" office:value="-174.55320389857889" table:style-name="ce2">
            <text:p>-174,5532039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980.7141966028644" table:style-name="ce2">
            <text:p>2980,714197</text:p>
          </table:table-cell>
          <table:table-cell office:value-type="float" office:value="769.28580339713562" table:style-name="ce2">
            <text:p>769,2858034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020.6237807339139" table:style-name="ce2">
            <text:p>2020,623781</text:p>
          </table:table-cell>
          <table:table-cell office:value-type="float" office:value="-345.62378073391392" table:style-name="ce2">
            <text:p>-345,623780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707.5508190375167" table:style-name="ce2">
            <text:p>1707,550819</text:p>
          </table:table-cell>
          <table:table-cell office:value-type="float" office:value="692.4491809624833" table:style-name="ce2">
            <text:p>692,449181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740.6915926356269" table:style-name="ce2">
            <text:p>2740,691593</text:p>
          </table:table-cell>
          <table:table-cell office:value-type="float" office:value="-190.69159263562688" table:style-name="ce2">
            <text:p>-190,691592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839.9255470363096" table:style-name="ce2">
            <text:p>3839,925547</text:p>
          </table:table-cell>
          <table:table-cell office:value-type="float" office:value="40.074452963690419" table:style-name="ce2">
            <text:p>40,07445296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3245.086919813155" table:style-name="ce2">
            <text:p>3245,08692</text:p>
          </table:table-cell>
          <table:table-cell office:value-type="float" office:value="84.913080186845036" table:style-name="ce2">
            <text:p>84,91308019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4337.3636972872509" table:style-name="ce2">
            <text:p>4337,363697</text:p>
          </table:table-cell>
          <table:table-cell office:value-type="float" office:value="-287.36369728725094" table:style-name="ce2">
            <text:p>-287,3636973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60.5333648649632" table:style-name="ce3">
            <text:p>1060,533365</text:p>
          </table:table-cell>
          <table:table-cell office:value-type="float" office:value="89.466635135036768" table:style-name="ce3">
            <text:p>89,46663514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Feuil1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Expenditures</text:p>
          </table:table-cell>
          <table:table-cell office:value-type="string" table:style-name="ce1">
            <text:p>Incomes</text:p>
          </table:table-cell>
          <table:table-cell table:number-columns-repeated="16382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41200" table:style-name="ce1">
            <text:p>41200</text:p>
          </table:table-cell>
          <table:table-cell table:number-columns-repeated="16382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float" office:value="50100" table:style-name="ce1">
            <text:p>50100</text:p>
          </table:table-cell>
          <table:table-cell table:number-columns-repeated="16382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float" office:value="4950" table:style-name="ce1">
            <text:p>4950</text:p>
          </table:table-cell>
          <table:table-cell office:value-type="float" office:value="66000" table:style-name="ce1">
            <text:p>66000</text:p>
          </table:table-cell>
          <table:table-cell table:number-columns-repeated="16382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44500" table:style-name="ce1">
            <text:p>44500</text:p>
          </table:table-cell>
          <table:table-cell table:number-columns-repeated="16382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37700" table:style-name="ce1">
            <text:p>37700</text:p>
          </table:table-cell>
          <table:table-cell table:number-columns-repeated="2"/>
          <table:table-cell table:style-name="ce1">
            <draw:frame draw:z-index="1" draw:id="id1" draw:style-name="a1" draw:name="Graphique 1" svg:x="0.52083in" svg:y="0.20139in" svg:width="5.01852in" svg:height="3.0694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float" office:value="73500" table:style-name="ce1">
            <text:p>73500</text:p>
          </table:table-cell>
          <table:table-cell table:number-columns-repeated="16382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37500" table:style-name="ce1">
            <text:p>37500</text:p>
          </table:table-cell>
          <table:table-cell table:number-columns-repeated="16382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56700" table:style-name="ce1">
            <text:p>56700</text:p>
          </table:table-cell>
          <table:table-cell table:number-columns-repeated="16382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35600" table:style-name="ce1">
            <text:p>35600</text:p>
          </table:table-cell>
          <table:table-cell table:number-columns-repeated="16382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37500" table:style-name="ce1">
            <text:p>37500</text:p>
          </table:table-cell>
          <table:table-cell table:number-columns-repeated="16382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36900" table:style-name="ce1">
            <text:p>36900</text:p>
          </table:table-cell>
          <table:table-cell table:number-columns-repeated="16382"/>
        </table:table-row>
        <table:table-row table:style-name="ro1">
          <table:table-cell office:value-type="float" office:value="3750" table:style-name="ce1">
            <text:p>3750</text:p>
          </table:table-cell>
          <table:table-cell office:value-type="float" office:value="48200" table:style-name="ce1">
            <text:p>48200</text:p>
          </table:table-cell>
          <table:table-cell table:number-columns-repeated="16382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float" office:value="34400" table:style-name="ce1">
            <text:p>34400</text:p>
          </table:table-cell>
          <table:table-cell table:number-columns-repeated="16382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29900" table:style-name="ce1">
            <text:p>29900</text:p>
          </table:table-cell>
          <table:table-cell table:number-columns-repeated="16382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float" office:value="44750" table:style-name="ce1">
            <text:p>44750</text:p>
          </table:table-cell>
          <table:table-cell table:number-columns-repeated="16382"/>
        </table:table-row>
        <table:table-row table:style-name="ro1">
          <table:table-cell office:value-type="float" office:value="3880" table:style-name="ce1">
            <text:p>3880</text:p>
          </table:table-cell>
          <table:table-cell office:value-type="float" office:value="60550" table:style-name="ce1">
            <text:p>60550</text:p>
          </table:table-cell>
          <table:table-cell table:number-columns-repeated="16382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float" office:value="4050" table:style-name="ce1">
            <text:p>4050</text:p>
          </table:table-cell>
          <table:table-cell office:value-type="float" office:value="67700" table:style-name="ce1">
            <text:p>67700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20600" table:style-name="ce1">
            <text:p>20600</text:p>
          </table:table-cell>
          <table:table-cell table:number-columns-repeated="16382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meta:initial-creator>Nayel HAMANI</meta:initial-creator>
    <dc:creator>Utilisateur Microsoft Office</dc:creator>
    <meta:creation-date>2019-10-22T12:49:10Z</meta:creation-date>
    <dc:date>2019-10-22T14:35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T01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regression-type="linear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scatter" svg:height="316.0pt" svg:width="417.0pt" chart:style-name="Crt0">
        <chart:title chart:style-name="CT00">
          <text:p text:style-name="a0" text:class-names="" text:cond-style-name="">Variable X 1 Courbe de régressio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Variable X 1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Y</text:p>
            </chart:title>
          </chart:axis>
          <chart:series chart:values-cell-range-address="Feuil1.$A$2:.$A$21" chart:class="chart:scatter" chart:attached-axis="primary-y" chart:style-name="G0S0">
            <chart:domain table:cell-range-address="Feuil1.$B$2:.$B$21"/>
            <chart:data-point chart:repeated="20"/>
          </chart:series>
          <chart:series chart:values-cell-range-address="Feuil3.$B$25:.$B$44" chart:class="chart:scatter" chart:attached-axis="primary-y" chart:style-name="G0S1">
            <chart:domain table:cell-range-address="Feuil1.$B$2:.$B$21"/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21.0pt" svg:width="361.3333858267716pt" chart:style-name="Crt0">
        <chart:title chart:style-name="CT00">
          <text:p text:style-name="a0" text:class-names="" text:cond-style-name="">Income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/>
          <chart:series chart:label-cell-address="Feuil1.$B$1" chart:values-cell-range-address="Feuil1.$B$2:.$B$21" chart:class="chart:scatter" chart:attached-axis="primary-y" chart:style-name="G0S0">
            <chart:domain table:cell-range-address="Feuil1.$A$2:.$A$21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